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5.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fo:border="0.06pt solid #000000"/>
    </style:style>
    <style:style style:name="ce1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38" fo:border="0.06pt solid #000000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0"/>
    <style:style style:name="ce2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number-columns-repeated="8" table:default-cell-style-name="ce19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6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A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6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A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20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15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6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 table:style-name="ce20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A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 table:style-name="ce20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22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__page_dir</text:p>
          </table:table-cell>
          <table:table-cell table:style-name="ce1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R3</text:p>
          </table:table-cell>
          <table:table-cell table:style-name="ce1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Linear Addr</text:p>
          </table:table-cell>
          <table:table-cell table:style-name="ce1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&amp;PDE</text:p>
          </table:table-cell>
          <table:table-cell table:style-name="ce13" table:formula="of:=DEC2HEX([.D8])" office:value-type="string" office:string-value="2A000" calcext:value-type="string">
            <text:p>2A000</text:p>
          </table:table-cell>
          <table:table-cell table:style-name="ce1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*PDE</text:p>
          </table:table-cell>
          <table:table-cell table:style-name="ce1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&amp;PTE</text:p>
          </table:table-cell>
          <table:table-cell table:style-name="ce13" table:formula="of:=DEC2HEX([.D10])" office:value-type="string" office:string-value="2BFFC" calcext:value-type="string">
            <text:p>2BFFC</text:p>
          </table:table-cell>
          <table:table-cell table:style-name="ce1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*PTE</text:p>
          </table:table-cell>
          <table:table-cell table:style-name="ce1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Phy Addr</text:p>
          </table:table-cell>
          <table:table-cell table:style-name="ce1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23:31:54.008885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0:20:43.702238611</meta:creation-date>
    <dc:date>2021-03-16T00:55:30.124750306</dc:date>
    <meta:editing-duration>PT1H55M16S</meta:editing-duration>
    <meta:editing-cycles>53</meta:editing-cycles>
    <meta:generator>LibreOffice/6.1.5.2$Linux_X86_64 LibreOffice_project/10$Build-2</meta:generator>
    <meta:document-statistic meta:table-count="2" meta:cell-count="252" meta:object-count="0"/>
  </office:meta>
</office:document-meta>
</file>